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ourceSansPro-Bold" svg:font-family="SourceSansPro-Bold" style:font-family-generic="roman" style:font-pitch="variable"/>
    <style:font-face style:name="SourceSansPro-Regular" svg:font-family="SourceSansPro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d63" officeooo:paragraph-rsid="0002ed63"/>
    </style:style>
    <style:style style:name="T1" style:family="text">
      <style:text-properties officeooo:rsid="000229f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29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E</text:span><text:span text:style-name="T3">xercice</text:span><text:span text:style-name="T2"> Artificial Intelligence<text:line-break/></text:span><text:span text:style-name="T1">Assig</text:span>nment 0 – Point 3 (Theory)</text:p>
      <text:h text:style-name="Heading_20_1" text:outline-level="1"/>
      <text:h text:style-name="Heading_20_1" text:outline-level="1">3.1 How big is the state space of Tic-Tac-Toe?</text:h>
      <text:p text:style-name="P1">There are 9 fields with 3 states each, whitch means that there are 3^9 = 19683 posible states.</text:p>
      <text:h text:style-name="Heading_20_1" text:outline-level="1">3.2 Who or what is “WOPR”, and what could “WOPR” infer from playing Tic-Tac-Toe?</text:h>
      <text:p text:style-name="P1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ourceSansPro-Bold" svg:font-family="SourceSansPro-Bold" style:font-family-generic="roman" style:font-pitch="variable"/>
    <style:font-face style:name="SourceSansPro-Regular" svg:font-family="SourceSansPro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0-14T13:36:32.973000000</dc:date>
    <meta:editing-duration>PT12M56S</meta:editing-duration>
    <meta:editing-cycles>2</meta:editing-cycles>
    <meta:generator>LibreOffice/5.0.2.2$Windows_X86_64 LibreOffice_project/37b43f919e4de5eeaca9b9755ed688758a8251fe</meta:generator>
    <meta:document-statistic meta:table-count="0" meta:image-count="0" meta:object-count="0" meta:page-count="1" meta:paragraph-count="5" meta:word-count="50" meta:character-count="287" meta:non-whitespace-character-count="241"/>
  </office:meta>
</office:document-meta>
</file>